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language="en" fo:country="GB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list-style-name="WWNum1" style:family="paragraph"/>
    <style:style style:name="P5" style:parent-style-name="Standard" style:list-style-name="WWNum1" style:family="paragraph">
      <style:text-properties fo:language="en" fo:country="GB"/>
    </style:style>
    <style:style style:name="P6" style:parent-style-name="Standard" style:list-style-name="WWNum1" style:family="paragraph">
      <style:text-properties fo:language="en" fo:country="GB"/>
    </style:style>
    <style:style style:name="P7" style:parent-style-name="Standard" style:list-style-name="WWNum1" style:family="paragraph"/>
    <style:style style:name="T8" style:parent-style-name="DefaultParagraphFont" style:family="text">
      <style:text-properties fo:language="en" fo:country="GB"/>
    </style:style>
    <style:style style:name="P9" style:parent-style-name="Standard" style:list-style-name="WWNum1" style:family="paragraph">
      <style:text-properties fo:language="en" fo:country="GB"/>
    </style:style>
    <style:style style:name="P10" style:parent-style-name="Standard" style:list-style-name="WWNum1" style:family="paragraph">
      <style:text-properties fo:language="en" fo:country="GB"/>
    </style:style>
    <style:style style:name="P11" style:parent-style-name="Standard" style:list-style-name="WWNum1" style:family="paragraph">
      <style:text-properties fo:language="en" fo:country="GB"/>
    </style:style>
    <style:style style:name="P12" style:parent-style-name="Standard" style:list-style-name="WWNum1" style:family="paragraph">
      <style:text-properties fo:language="en" fo:country="GB"/>
    </style:style>
    <style:style style:name="P13" style:parent-style-name="Standard" style:list-style-name="WWNum1" style:family="paragraph"/>
    <style:style style:name="P14" style:parent-style-name="Standard" style:list-style-name="WWNum1" style:family="paragraph">
      <style:text-properties fo:language="en" fo:country="GB"/>
    </style:style>
    <style:style style:name="P15" style:parent-style-name="Standard" style:list-style-name="WWNum1" style:family="paragraph"/>
    <style:style style:name="T16" style:parent-style-name="DefaultParagraphFont" style:family="text">
      <style:text-properties fo:language="en" fo:country="GB"/>
    </style:style>
    <style:style style:name="P17" style:parent-style-name="Standard" style:list-style-name="WWNum1" style:family="paragraph">
      <style:text-properties fo:language="en" fo:country="GB"/>
    </style:style>
    <style:style style:name="P18" style:parent-style-name="Standard" style:family="paragraph">
      <style:text-properties fo:language="en" fo:country="GB"/>
    </style:style>
    <style:style style:name="P19" style:parent-style-name="Standard" style:family="paragraph">
      <style:text-properties fo:language="en" fo:country="GB"/>
    </style:style>
    <style:style style:name="P20" style:parent-style-name="Standard" style:list-style-name="WWNum1" style:family="paragraph">
      <style:text-properties fo:language="en" fo:country="GB"/>
    </style:style>
    <style:style style:name="P21" style:parent-style-name="Standard" style:list-style-name="WWNum1" style:family="paragraph">
      <style:text-properties fo:language="en" fo:country="GB"/>
    </style:style>
    <style:style style:name="P22" style:parent-style-name="Standard" style:family="paragraph">
      <style:text-properties fo:language="en" fo:country="GB"/>
    </style:style>
    <style:style style:name="P23" style:parent-style-name="Standard" style:family="paragraph">
      <style:text-properties fo:language="en" fo:country="GB"/>
    </style:style>
    <style:style style:name="P24" style:parent-style-name="Standard" style:family="paragraph">
      <style:text-properties fo:language="en" fo:country="GB"/>
    </style:style>
    <style:style style:name="P25" style:parent-style-name="Standard" style:family="paragraph">
      <style:text-properties fo:language="en" fo:country="GB"/>
    </style:style>
    <style:style style:name="P26" style:parent-style-name="Standard" style:family="paragraph">
      <style:text-properties fo:language="en" fo:country="GB"/>
    </style:style>
    <style:style style:name="P27" style:parent-style-name="Standard" style:family="paragraph">
      <style:text-properties fo:language="en" fo:country="GB"/>
    </style:style>
    <style:style style:name="P28" style:parent-style-name="Standard" style:family="paragraph">
      <style:text-properties fo:language="en" fo:country="GB"/>
    </style:style>
    <style:style style:name="P29" style:parent-style-name="ListParagraph" style:list-style-name="WWNum1" style:family="paragraph"/>
    <style:style style:name="P30" style:parent-style-name="ListParagraph" style:list-style-name="WWNum1" style:family="paragraph"/>
    <style:style style:name="P31" style:parent-style-name="ListParagraph" style:list-style-name="WWNum1" style:family="paragraph"/>
    <style:style style:name="P32" style:parent-style-name="Standard" style:list-style-name="WWNum1" style:family="paragraph">
      <style:paragraph-properties fo:text-align="justify" fo:margin-bottom="0.1111in" fo:line-height="107%"/>
    </style:style>
    <style:style style:name="T33" style:parent-style-name="DefaultParagraphFont" style:family="text">
      <style:text-properties fo:language="en" fo:country="US"/>
    </style:style>
    <style:style style:name="P34" style:parent-style-name="Standard" style:list-style-name="WWNum1" style:family="paragraph">
      <style:paragraph-properties fo:text-align="justify" fo:margin-bottom="0.1111in" fo:line-height="107%"/>
    </style:style>
    <style:style style:name="T35" style:parent-style-name="DefaultParagraphFont" style:family="text">
      <style:text-properties fo:language="en" fo:country="US"/>
    </style:style>
    <style:style style:name="P36" style:parent-style-name="Standard" style:list-style-name="WWNum1" style:family="paragraph">
      <style:paragraph-properties fo:text-align="justify" fo:margin-bottom="0.1111in" fo:line-height="107%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P39" style:parent-style-name="Standard" style:list-style-name="WWNum1" style:family="paragraph">
      <style:paragraph-properties fo:text-align="justify" fo:margin-bottom="0.1111in" fo:line-height="107%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language="en" fo:country="US"/>
    </style:style>
    <style:style style:name="P43" style:parent-style-name="Standard" style:list-style-name="WWNum1" style:family="paragraph">
      <style:paragraph-properties fo:text-align="justify" fo:margin-bottom="0.1111in" fo:line-height="107%"/>
    </style:style>
    <style:style style:name="T44" style:parent-style-name="DefaultParagraphFont" style:family="text">
      <style:text-properties fo:language="en" fo:country="US"/>
    </style:style>
    <style:style style:name="P45" style:parent-style-name="Standard" style:family="paragraph">
      <style:paragraph-properties fo:text-align="justify" fo:margin-bottom="0.1111in" fo:line-height="107%"/>
    </style:style>
    <style:style style:name="T46" style:parent-style-name="DefaultParagraphFont" style:family="text">
      <style:text-properties fo:language="en" fo:country="US"/>
    </style:style>
    <style:style style:name="P47" style:parent-style-name="Standard" style:family="paragraph">
      <style:paragraph-properties fo:text-align="justify" fo:margin-bottom="0.1111in" fo:line-height="107%"/>
    </style:style>
    <style:style style:name="T48" style:parent-style-name="DefaultParagraphFont" style:family="text">
      <style:text-properties fo:language="en" fo:country="US"/>
    </style:style>
    <style:style style:name="T49" style:parent-style-name="DefaultParagraphFont" style:family="text">
      <style:text-properties fo:language="en" fo:country="US"/>
    </style:style>
    <style:style style:name="T50" style:parent-style-name="DefaultParagraphFont" style:family="text">
      <style:text-properties fo:language="en" fo:country="US"/>
    </style:style>
    <style:style style:name="T51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THESIS TOPIC:</text:p>
      <text:p text:style-name="P2">The Role of West African Migrant Churches in Complementing the German Government Policy on Migration in the Context of Hamburg City</text:p>
      <text:p text:style-name="P3">INTERVIEW QUESTIONS</text:p>
      <text:list text:style-name="WWNum1">
        <text:list-item text:start-value="1">
          <text:p text:style-name="P4">How old are you?</text:p>
        </text:list-item>
        <text:list-item>
          <text:p text:style-name="P5">Where were you born? (What country<text:s/>where<text:s/>you born in?)</text:p>
        </text:list-item>
        <text:list-item>
          <text:p text:style-name="P6">What is your first language? (What is your mother tongue?)</text:p>
        </text:list-item>
        <text:list-item>
          <text:p text:style-name="P7"><text:span text:style-name="T8"><text:s/>Do you speak other languages?<text:s/></text:span>Which languages?</text:p>
        </text:list-item>
        <text:list-item>
          <text:p text:style-name="P9">When did you first come to Germany? (How long have you been in Germany?</text:p>
        </text:list-item>
        <text:list-item>
          <text:p text:style-name="P10">Which type of immigrant status did you apply for? (Permanent Resident, Temporary Foreign Worker, Refugee, Other, Sponsored Family Class immigrant, Professional Class, Independent Entrepreneur, etc.?)</text:p>
        </text:list-item>
        <text:list-item>
          <text:p text:style-name="P11">What is your current immigration status in Germany? (i.e. Permanent Resident, Temporary Foreign Worker, Refugee, Other, etc.?)</text:p>
        </text:list-item>
        <text:list-item>
          <text:p text:style-name="P12">Why did you choose to come to Germany? <text:s/></text:p>
        </text:list-item>
        <text:list-item>
          <text:p text:style-name="P13">Are you married?</text:p>
        </text:list-item>
        <text:list-item>
          <text:p text:style-name="P14"><text:s/>Do you have children? <text:s/>How many?</text:p>
        </text:list-item>
        <text:list-item>
          <text:p text:style-name="P15"><text:span text:style-name="T16"><text:s/>Do you have family living in Germany? <text:s/></text:span>(And they live here?)</text:p>
        </text:list-item>
        <text:list-item>
          <text:p text:style-name="P17"><text:s/>Do you live in this community? (What community do you live in?)</text:p>
        </text:list-item>
      </text:list>
      <text:p text:style-name="P18">a. How long have you lived in this community?</text:p>
      <text:p text:style-name="P19">b. Why did you choose to live in this community?</text:p>
      <text:list text:style-name="WWNum1" text:continue-numbering="true">
        <text:list-item>
          <text:p text:style-name="P20">What did you expect when you arrived here? (Education, training, work, people, weather, etc.)</text:p>
        </text:list-item>
        <text:list-item>
          <text:p text:style-name="P21">Are<text:s/>you<text:s/>currently working or have an occupation?</text:p>
        </text:list-item>
      </text:list>
      <text:p text:style-name="P22">a. If yes, what community/town do you work in?</text:p>
      <text:p text:style-name="P23"><text:s/><text:tab/>i.<text:s/><text:tab/>How long have you worked in this community?</text:p>
      <text:p text:style-name="P24"><text:s text:c="4"/><text:tab/>ii.<text:s/><text:tab/>Why did you choose to work in this community?</text:p>
      <text:p text:style-name="P25">b. If yes, where are you working at? (Which<text:s/>company<text:s/>or Organisation do you work for?)</text:p>
      <text:p text:style-name="P26">i.<text:s/><text:tab/>What kind of work are you doing there?</text:p>
      <text:p text:style-name="P27">ii.<text:s/><text:tab/>About how many people work there?</text:p>
      <text:soft-page-break/>
      <text:p text:style-name="P28">iii.<text:s/><text:tab/>How did you come about this job?</text:p>
      <text:list text:style-name="WWNum1" text:continue-numbering="true">
        <text:list-item>
          <text:p text:style-name="P29">What is your religious status?</text:p>
        </text:list-item>
        <text:list-item>
          <text:p text:style-name="P30">What denomination do you belong?</text:p>
        </text:list-item>
        <text:list-item>
          <text:p text:style-name="P31">What is the relationship of your<text:s/>company with the migrant churches?</text:p>
        </text:list-item>
        <text:list-item>
          <text:p text:style-name="P32"><text:span text:style-name="T33">Do you think the church you belong is doing anything to better the lives of migrants?</text:span></text:p>
        </text:list-item>
        <text:list-item>
          <text:p text:style-name="P34"><text:span text:style-name="T35">What is the impact of the migrant churches in your life?</text:span></text:p>
        </text:list-item>
        <text:list-item>
          <text:p text:style-name="P36"><text:span text:style-name="T37">How do you handle the challenges of the many cultures and nations living wit</text:span><text:span text:style-name="T38">h you and whom you associate with in Hamburg?</text:span></text:p>
        </text:list-item>
        <text:list-item>
          <text:p text:style-name="P39"><text:span text:style-name="T40">Do you<text:s/></text:span><text:span text:style-name="T41">think Hamburg</text:span><text:span text:style-name="T42"><text:s/>promotes immigrant attraction and retention?</text:span></text:p>
        </text:list-item>
        <text:list-item>
          <text:p text:style-name="P43"><text:span text:style-name="T44">Is there anything else you would like to add?</text:span></text:p>
        </text:list-item>
      </text:list>
      <text:p text:style-name="P45"><text:span text:style-name="T46">NB:</text:span></text:p>
      <text:p text:style-name="P47"><text:span text:style-name="T48">I assure you that everything shared in confidence would be treated accordingly. Else, I w</text:span><text:span text:style-name="T49">ill<text:s/></text:span><text:span text:style-name="T50">not divulge</text:span><text:span text:style-name="T51"><text:s/>any information that are not necessary for public consump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fo:margin-bottom="0.1111in" fo:line-height="107%" fo:margin-left="0.5in">
        <style:tab-stops/>
      </style:paragraph-properties>
      <style:text-properties fo:language="en" fo:country="GB" fo:hyphenate="false"/>
    </style:style>
    <style:style style:name="NumberingSymbols" style:display-name="Numbering Symbols" style:family="text"/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bullet text:level="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ibliothek</meta:initial-creator>
    <dc:creator>adoga martin</dc:creator>
    <meta:creation-date>2017-07-04T19:35:00Z</meta:creation-date>
    <dc:date>2017-07-21T10:41:00Z</dc:date>
    <meta:template xlink:href="Normal" xlink:type="simple"/>
    <meta:editing-cycles>6</meta:editing-cycles>
    <meta:editing-duration>PT1200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34" meta:character-count="2238" meta:row-count="15" meta:non-whitespace-character-count="1908"/>
  </office:meta>
</office:document-meta>
</file>